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99cm"/>
    </style:style>
    <style:style style:name="gr2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2pt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family="'Comic Sans MS'" style:font-family-generic="swiss" style:font-pitch="variable" fo:font-size="10pt"/>
    </style:style>
    <style:style style:name="P5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family="'Comic Sans MS'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99cm" svg:height="1.204cm" svg:x="1.507cm" svg:y="0.313cm">
          <draw:text-box>
            <text:p text:style-name="P1"><text:span text:style-name="T1">Top-down</text:span></text:p>
          </draw:text-box>
        </draw:frame>
        <draw:rect draw:style-name="gr2" draw:text-style-name="P4" draw:id="id4" draw:layer="layout" svg:width="0.972cm" svg:height="0.731cm" svg:x="2.291cm" svg:y="2.024cm" draw:corner-radius="0.5cm">
          <text:p text:style-name="P3"><text:span text:style-name="T2">1</text:span></text:p>
        </draw:rect>
        <draw:rect draw:style-name="gr2" draw:text-style-name="P4" draw:id="id1" draw:layer="layout" svg:width="1.073cm" svg:height="0.806cm" svg:x="1.042cm" svg:y="3.841cm" draw:corner-radius="0.5cm">
          <text:p text:style-name="P3"><text:span text:style-name="T2">2</text:span></text:p>
        </draw:rect>
        <draw:rect draw:style-name="gr2" draw:text-style-name="P4" draw:id="id5" draw:layer="layout" svg:width="0.912cm" svg:height="0.857cm" svg:x="3.421cm" svg:y="3.816cm" draw:corner-radius="0.5cm">
          <text:p text:style-name="P3"><text:span text:style-name="T2">5</text:span></text:p>
        </draw:rect>
        <draw:rect draw:style-name="gr2" draw:text-style-name="P4" draw:id="id2" draw:layer="layout" svg:width="0.933cm" svg:height="0.904cm" svg:x="0.347cm" svg:y="5.769cm" draw:corner-radius="0.5cm">
          <text:p text:style-name="P3"><text:span text:style-name="T2">3</text:span></text:p>
        </draw:rect>
        <draw:rect draw:style-name="gr2" draw:text-style-name="P4" draw:id="id3" draw:layer="layout" svg:width="0.932cm" svg:height="0.925cm" svg:x="1.656cm" svg:y="5.759cm" draw:corner-radius="0.5cm">
          <text:p text:style-name="P3"><text:span text:style-name="T2">4</text:span></text:p>
        </draw:rect>
        <draw:rect draw:style-name="gr2" draw:text-style-name="P4" draw:id="id6" draw:layer="layout" svg:width="1.011cm" svg:height="0.885cm" svg:x="3.026cm" svg:y="5.779cm" draw:corner-radius="0.5cm">
          <text:p text:style-name="P3"><text:span text:style-name="T2">6</text:span></text:p>
        </draw:rect>
        <draw:rect draw:style-name="gr2" draw:text-style-name="P4" draw:id="id7" draw:layer="layout" svg:width="0.972cm" svg:height="0.866cm" svg:x="4.433cm" svg:y="5.788cm" draw:corner-radius="0.5cm">
          <text:p text:style-name="P3"><text:span text:style-name="T2">7</text:span></text:p>
        </draw:rect>
        <draw:frame draw:style-name="gr3" draw:text-style-name="P2" draw:layer="layout" svg:width="4.312cm" svg:height="1.204cm" svg:x="8.062cm" svg:y="0.313cm">
          <draw:text-box>
            <text:p text:style-name="P1"><text:span text:style-name="T1">Bottom-up</text:span></text:p>
          </draw:text-box>
        </draw:frame>
        <draw:rect draw:style-name="gr2" draw:text-style-name="P4" draw:id="id11" draw:layer="layout" svg:width="0.892cm" svg:height="0.752cm" svg:x="8.795cm" svg:y="2.161cm" draw:corner-radius="0.5cm">
          <text:p text:style-name="P3"><text:span text:style-name="T2">7</text:span></text:p>
        </draw:rect>
        <draw:rect draw:style-name="gr2" draw:text-style-name="P4" draw:id="id9" draw:layer="layout" svg:width="0.872cm" svg:height="0.968cm" svg:x="7.545cm" svg:y="3.76cm" draw:corner-radius="0.5cm">
          <text:p text:style-name="P3"><text:span text:style-name="T2">3</text:span></text:p>
        </draw:rect>
        <draw:rect draw:style-name="gr2" draw:text-style-name="P4" draw:id="id12" draw:layer="layout" svg:width="0.832cm" svg:height="0.968cm" svg:x="10.103cm" svg:y="3.76cm" draw:corner-radius="0.5cm">
          <text:p text:style-name="P3"><text:span text:style-name="T2">6</text:span></text:p>
        </draw:rect>
        <draw:rect draw:style-name="gr2" draw:text-style-name="P4" draw:id="id8" draw:layer="layout" svg:width="0.932cm" svg:height="0.968cm" svg:x="6.812cm" svg:y="5.737cm" draw:corner-radius="0.5cm">
          <text:p text:style-name="P3"><text:span text:style-name="T2">1</text:span></text:p>
        </draw:rect>
        <draw:rect draw:style-name="gr2" draw:text-style-name="P4" draw:id="id10" draw:layer="layout" svg:width="0.912cm" svg:height="0.968cm" svg:x="8.041cm" svg:y="5.737cm" draw:corner-radius="0.5cm">
          <text:p text:style-name="P3"><text:span text:style-name="T2">2</text:span></text:p>
        </draw:rect>
        <draw:rect draw:style-name="gr2" draw:text-style-name="P4" draw:id="id13" draw:layer="layout" svg:width="0.952cm" svg:height="0.968cm" svg:x="9.468cm" svg:y="5.737cm" draw:corner-radius="0.5cm">
          <text:p text:style-name="P3"><text:span text:style-name="T2">4</text:span></text:p>
        </draw:rect>
        <draw:rect draw:style-name="gr2" draw:text-style-name="P4" draw:id="id14" draw:layer="layout" svg:width="0.912cm" svg:height="0.968cm" svg:x="10.896cm" svg:y="5.737cm" draw:corner-radius="0.5cm">
          <text:p text:style-name="P3"><text:span text:style-name="T2">5</text:span></text:p>
        </draw:rect>
        <draw:connector draw:style-name="gr4" draw:text-style-name="P5" draw:layer="layout" draw:type="line" svg:x1="1.578cm" svg:y1="4.647cm" svg:x2="0.813cm" svg:y2="5.769cm" draw:start-shape="id1" draw:start-glue-point="2" draw:end-shape="id2" draw:end-glue-point="0">
          <text:p/>
        </draw:connector>
        <draw:connector draw:style-name="gr4" draw:text-style-name="P5" draw:layer="layout" draw:type="line" svg:x1="1.578cm" svg:y1="4.647cm" svg:x2="2.122cm" svg:y2="5.759cm" draw:start-shape="id1" draw:start-glue-point="2" draw:end-shape="id3" draw:end-glue-point="0">
          <text:p/>
        </draw:connector>
        <draw:connector draw:style-name="gr4" draw:text-style-name="P5" draw:layer="layout" draw:type="line" svg:x1="2.777cm" svg:y1="2.755cm" svg:x2="1.578cm" svg:y2="3.841cm" draw:start-shape="id4" draw:start-glue-point="2" draw:end-shape="id1" draw:end-glue-point="0">
          <text:p/>
        </draw:connector>
        <draw:connector draw:style-name="gr4" draw:text-style-name="P5" draw:layer="layout" draw:type="line" svg:x1="2.777cm" svg:y1="2.755cm" svg:x2="3.877cm" svg:y2="3.816cm" draw:start-shape="id4" draw:start-glue-point="2" draw:end-shape="id5" draw:end-glue-point="0">
          <text:p/>
        </draw:connector>
        <draw:connector draw:style-name="gr4" draw:text-style-name="P5" draw:layer="layout" draw:type="line" svg:x1="3.877cm" svg:y1="4.673cm" svg:x2="3.531cm" svg:y2="5.779cm" draw:start-shape="id5" draw:start-glue-point="2" draw:end-shape="id6" draw:end-glue-point="0">
          <text:p/>
        </draw:connector>
        <draw:connector draw:style-name="gr4" draw:text-style-name="P5" draw:layer="layout" draw:type="line" svg:x1="3.877cm" svg:y1="4.673cm" svg:x2="4.919cm" svg:y2="5.788cm" draw:start-shape="id5" draw:start-glue-point="2" draw:end-shape="id7" draw:end-glue-point="0">
          <text:p/>
        </draw:connector>
        <draw:connector draw:style-name="gr4" draw:text-style-name="P5" draw:layer="layout" draw:type="line" svg:x1="7.278cm" svg:y1="5.737cm" svg:x2="7.981cm" svg:y2="4.728cm" draw:start-shape="id8" draw:start-glue-point="0" draw:end-shape="id9" draw:end-glue-point="2">
          <text:p/>
        </draw:connector>
        <draw:connector draw:style-name="gr4" draw:text-style-name="P5" draw:layer="layout" draw:type="line" svg:x1="7.981cm" svg:y1="4.728cm" svg:x2="8.497cm" svg:y2="5.737cm" draw:start-shape="id9" draw:start-glue-point="2" draw:end-shape="id10" draw:end-glue-point="0">
          <text:p/>
        </draw:connector>
        <draw:connector draw:style-name="gr4" draw:text-style-name="P5" draw:layer="layout" draw:type="line" svg:x1="7.981cm" svg:y1="3.76cm" svg:x2="9.241cm" svg:y2="2.913cm" draw:start-shape="id9" draw:start-glue-point="0" draw:end-shape="id11" draw:end-glue-point="2">
          <text:p/>
        </draw:connector>
        <draw:connector draw:style-name="gr4" draw:text-style-name="P5" draw:layer="layout" draw:type="line" svg:x1="9.241cm" svg:y1="2.913cm" svg:x2="10.519cm" svg:y2="3.76cm" draw:start-shape="id11" draw:start-glue-point="2" draw:end-shape="id12" draw:end-glue-point="0">
          <text:p/>
        </draw:connector>
        <draw:connector draw:style-name="gr4" draw:text-style-name="P5" draw:layer="layout" draw:type="line" svg:x1="10.519cm" svg:y1="4.728cm" svg:x2="9.944cm" svg:y2="5.737cm" draw:start-shape="id12" draw:start-glue-point="2" draw:end-shape="id13" draw:end-glue-point="0">
          <text:p/>
        </draw:connector>
        <draw:connector draw:style-name="gr4" draw:text-style-name="P5" draw:layer="layout" draw:type="line" svg:x1="11.352cm" svg:y1="5.737cm" svg:x2="10.519cm" svg:y2="4.728cm" draw:start-shape="id14" draw:start-glue-point="0" draw:end-shape="id12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5:36:49</dc:date>
    <dc:language>en-US</dc:language>
    <meta:editing-cycles>11</meta:editing-cycles>
    <meta:editing-duration>PT59M17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